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576" calcext:value-type="float">
            <text:p>122.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432" calcext:value-type="float">
            <text:p>122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376" calcext:value-type="float">
            <text:p>121.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424" calcext:value-type="float">
            <text:p>121.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808" calcext:value-type="float">
            <text:p>121.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904" calcext:value-type="float">
            <text:p>121.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136" calcext:value-type="float">
            <text:p>121.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848" calcext:value-type="float">
            <text:p>121.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048" calcext:value-type="float">
            <text:p>121.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808" calcext:value-type="float">
            <text:p>121.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232" calcext:value-type="float">
            <text:p>121.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656" calcext:value-type="float">
            <text:p>121.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888" calcext:value-type="float">
            <text:p>120.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656" calcext:value-type="float">
            <text:p>121.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552" calcext:value-type="float">
            <text:p>120.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144" calcext:value-type="float">
            <text:p>122.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056" calcext:value-type="float">
            <text:p>122.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952" calcext:value-type="float">
            <text:p>121.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568" calcext:value-type="float">
            <text:p>114.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72" calcext:value-type="float">
            <text:p>122.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336" calcext:value-type="float">
            <text:p>114.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496" calcext:value-type="float">
            <text:p>123.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288" calcext:value-type="float">
            <text:p>122.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888" calcext:value-type="float">
            <text:p>109.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896" calcext:value-type="float">
            <text:p>105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848" calcext:value-type="float">
            <text:p>105.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184" calcext:value-type="float">
            <text:p>106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904" calcext:value-type="float">
            <text:p>121.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152" calcext:value-type="float">
            <text:p>122.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376" calcext:value-type="float">
            <text:p>102.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928" calcext:value-type="float">
            <text:p>119.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144" calcext:value-type="float">
            <text:p>99.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9503</text:p>
          </table:table-cell>
          <table:table-cell office:value-type="string" calcext:value-type="string">
            <text:p>Keystone Ranch Quad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0" meta:object-count="0"/>
    <meta:user-defined meta:name="AppVersion">3.0</meta:user-defined>
  </office:meta>
</office:document-meta>
</file>